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92924d"/>
    </style:style>
    <style:style style:name="P8" style:family="paragraph" style:parent-style-name="Standard">
      <style:text-properties officeooo:paragraph-rsid="0012cc8b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6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officeooo:rsid="00a57fe8" officeooo:paragraph-rsid="00a57fe8" style:font-size-asian="11pt" style:font-size-complex="11pt"/>
    </style:style>
    <style:style style:name="P20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Times New Roman" officeooo:paragraph-rsid="006fdae1"/>
    </style:style>
    <style:style style:name="P30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4" style:family="paragraph" style:parent-style-name="Standard">
      <style:text-properties style:font-name="Times New Roman" fo:font-weight="bold" style:font-weight-asian="bold" style:font-weight-complex="bold"/>
    </style:style>
    <style:style style:name="P35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6" style:family="paragraph" style:parent-style-name="Standard">
      <style:text-properties officeooo:rsid="009738b8" officeooo:paragraph-rsid="009738b8"/>
    </style:style>
    <style:style style:name="P37" style:family="paragraph" style:parent-style-name="Standard">
      <style:text-properties officeooo:paragraph-rsid="00a57fe8"/>
    </style:style>
    <style:style style:name="P3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9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4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42" style:family="paragraph" style:parent-style-name="Standard">
      <style:text-properties officeooo:paragraph-rsid="00a97144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9fcdf" style:font-weight-asian="normal" style:font-weight-complex="normal"/>
    </style:style>
    <style:style style:name="T15" style:family="text">
      <style:text-properties fo:font-weight="normal" officeooo:rsid="004b5174" style:font-weight-asian="normal" style:font-weight-complex="normal"/>
    </style:style>
    <style:style style:name="T16" style:family="text">
      <style:text-properties fo:font-weight="normal" officeooo:rsid="00625f04" style:font-weight-asian="normal" style:font-weight-complex="normal"/>
    </style:style>
    <style:style style:name="T17" style:family="text">
      <style:text-properties fo:font-weight="normal" officeooo:rsid="006fd70a" style:font-weight-asian="normal" style:font-weight-complex="normal"/>
    </style:style>
    <style:style style:name="T18" style:family="text">
      <style:text-properties fo:font-weight="normal" officeooo:rsid="0083892a" style:font-weight-asian="normal" style:font-weight-complex="normal"/>
    </style:style>
    <style:style style:name="T19" style:family="text">
      <style:text-properties fo:font-weight="normal" officeooo:rsid="009a64a7" style:font-weight-asian="normal" style:font-weight-complex="normal"/>
    </style:style>
    <style:style style:name="T20" style:family="text">
      <style:text-properties fo:font-weight="normal" officeooo:rsid="009b2604" style:font-weight-asian="normal" style:font-weight-complex="normal"/>
    </style:style>
    <style:style style:name="T21" style:family="text">
      <style:text-properties fo:font-weight="normal" officeooo:rsid="00a97144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6fdae1"/>
    </style:style>
    <style:style style:name="T24" style:family="text">
      <style:text-properties officeooo:rsid="007aa92b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6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officeooo:rsid="007f114f"/>
    </style:style>
    <style:style style:name="T28" style:family="text">
      <style:text-properties officeooo:rsid="00909b50"/>
    </style:style>
    <style:style style:name="T29" style:family="text">
      <style:text-properties style:text-position="super 58%"/>
    </style:style>
    <style:style style:name="T30" style:family="text">
      <style:text-properties officeooo:rsid="0094543a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officeooo:rsid="0089894f"/>
    </style:style>
    <style:style style:name="T33" style:family="text">
      <style:text-properties style:font-name="Times New Roman" officeooo:rsid="006f7618"/>
    </style:style>
    <style:style style:name="T34" style:family="text">
      <style:text-properties style:font-name="Times New Roman" fo:font-size="11pt" style:font-size-asian="11pt" style:font-size-complex="11pt"/>
    </style:style>
    <style:style style:name="T35" style:family="text">
      <style:text-properties style:font-name="Times New Roman" fo:font-size="11pt" officeooo:rsid="0049fcdf" style:font-size-asian="11pt" style:font-size-complex="11pt"/>
    </style:style>
    <style:style style:name="T36" style:family="text">
      <style:text-properties style:font-name="Times New Roman" fo:font-size="11pt" officeooo:rsid="0083892a" style:font-size-asian="11pt" style:font-size-complex="11pt"/>
    </style:style>
    <style:style style:name="T37" style:family="text">
      <style:text-properties style:font-name="Times New Roman" fo:font-size="11pt" officeooo:rsid="00909b50" style:font-size-asian="11pt" style:font-size-complex="11pt"/>
    </style:style>
    <style:style style:name="T38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9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0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4" style:family="text">
      <style:text-properties style:font-name="Times New Roman" officeooo:rsid="00909b50"/>
    </style:style>
    <style:style style:name="T45" style:family="text">
      <style:text-properties style:font-name="Times New Roman" officeooo:rsid="0092924d"/>
    </style:style>
    <style:style style:name="T46" style:family="text">
      <style:text-properties style:font-name="Times New Roman" officeooo:rsid="0012cc8b"/>
    </style:style>
    <style:style style:name="T47" style:family="text">
      <style:text-properties style:font-name="Times New Roman" officeooo:rsid="001689ce"/>
    </style:style>
    <style:style style:name="T48" style:family="text">
      <style:text-properties style:font-name="Times New Roman" officeooo:rsid="00a57fe8"/>
    </style:style>
    <style:style style:name="T49" style:family="text">
      <style:text-properties officeooo:rsid="009fe930"/>
    </style:style>
    <style:style style:name="T50" style:family="text">
      <style:text-properties officeooo:rsid="00a57fe8"/>
    </style:style>
    <style:style style:name="T5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2" style:family="text">
      <style:text-properties officeooo:rsid="00a8c856"/>
    </style:style>
    <style:style style:name="T53" style:family="text">
      <style:text-properties officeooo:rsid="0049fcdf"/>
    </style:style>
    <style:style style:name="T54" style:family="text">
      <style:text-properties officeooo:rsid="00a971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urriculum Vitae</text:p>
      <text:p text:style-name="P10"/>
      <text:p text:style-name="P10">Aaron K. Clark</text:p>
      <text:p text:style-name="P10"><text:span text:style-name="T24">Perpetual</text:span> Student</text:p>
      <text:p text:style-name="P1"><text:span text:style-name="T31">[</text:span><text:a xlink:type="simple" xlink:href="https://orcid.org/0000-0002-6831-2663" office:target-frame-name="_top" xlink:show="replace" text:style-name="Internet_20_link" text:visited-style-name="Visited_20_Internet_20_Link"><text:span text:style-name="T31">ORCID</text:span></text:a><text:span text:style-name="T31">] [</text:span><text:a xlink:type="simple" xlink:href="http://www.researcherid.com/rid/G-9804-2017" office:target-frame-name="_top" xlink:show="replace" text:style-name="Internet_20_link" text:visited-style-name="Visited_20_Internet_20_Link"><text:span text:style-name="T31">ResearcherID</text:span></text:a><text:span text:style-name="T31">]</text:span></text:p>
      <text:p text:style-name="P1"><text:span text:style-name="T31">[</text:span><text:a xlink:type="simple" xlink:href="https://cryptojones.dev/" text:style-name="Internet_20_link" text:visited-style-name="Visited_20_Internet_20_Link"><text:span text:style-name="T32">https://cryptojones.dev/</text:span></text:a><text:span text:style-name="T33">]</text:span></text:p>
      <text:p text:style-name="P1"><text:span text:style-name="T31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1">aaron.clark18@alumni.colostate.edu</text:span></text:span></text:a><text:span text:style-name="T31">]</text:span></text:p>
      <text:p text:style-name="P1"><text:span text:style-name="T31">[</text:span><text:a xlink:type="simple" xlink:href="tel:1-281-973-6082" office:target-frame-name="_top" xlink:show="replace" text:style-name="Internet_20_link" text:visited-style-name="Visited_20_Internet_20_Link"><text:span text:style-name="T31">(281) 973-6082</text:span></text:a><text:span text:style-name="T31">]</text:span></text:p>
      <text:p text:style-name="P10"><text:span text:style-name="T54">May</text:span> <text:span text:style-name="T54">07</text:span>, <text:span text:style-name="T22">202</text:span><text:span text:style-name="T23">1</text:span></text:p>
      <text:p text:style-name="P10"/>
      <text:p text:style-name="P9"><text:span text:style-name="T12">Graduate </text:span><text:span text:style-name="T11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8"><text:span text:style-name="T19">Advance</text:span><text:span text:style-name="T20">d</text:span><text:span text:style-name="T19"> Graduate Certificate</text:span><text:span text:style-name="T17">,</text:span><text:span text:style-name="T16"> Cybersecurity</text:span><text:span text:style-name="T14"> – (I</text:span><text:span text:style-name="T15">n Progress</text:span><text:span text:style-name="T14">)</text:span></text:p>
      <text:p text:style-name="P12"><text:span text:style-name="T17">MicroMasters (edX),</text:span><text:span text:style-name="T16"> Cybersecurity</text:span><text:span text:style-name="T14"> – (I</text:span><text:span text:style-name="T15">n Progress</text:span><text:span text:style-name="T14">)</text:span></text:p>
      <text:p text:style-name="P12"><text:span text:style-name="T14"/></text:p>
      <text:p text:style-name="P40"><text:span text:style-name="T10">Western Governors University</text:span><text:span text:style-name="T5"> – Salt Lake City</text:span><text:span text:style-name="T7">, </text:span><text:span text:style-name="T10">Utah</text:span></text:p>
      <text:p text:style-name="P40"><text:span text:style-name="T21">Master of Science</text:span><text:span text:style-name="T17">,</text:span><text:span text:style-name="T16"> Cybersecurity</text:span><text:span text:style-name="T14"> </text:span><text:span text:style-name="T21">and Information Assurance </text:span><text:span text:style-name="T14">– (I</text:span><text:span text:style-name="T15">n Progress</text:span><text:span text:style-name="T14">)</text:span></text:p>
      <text:p text:style-name="P21"/>
      <text:p text:style-name="P13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4">Graduate Certificate,</text:span></text:a><text:span text:style-name="T34"> </text:span><text:span text:style-name="T35">Computer Science Foundations</text:span><text:span text:style-name="T34"> – (201</text:span><text:span text:style-name="T35">9</text:span><text:span text:style-name="T34">)</text:span></text:p>
      <text:p text:style-name="P14"/>
      <text:p text:style-name="P22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4">Graduate Certificate</text:span></text:a><text:span text:style-name="T34">, Information Technology Project Management – (2018)</text:span></text:p>
      <text:p text:style-name="P9"/>
      <text:p text:style-name="P29"><text:span text:style-name="T12">Undergraduate </text:span><text:span text:style-name="T11">Education</text:span></text:p>
      <text:p text:style-name="P30"/>
      <text:p text:style-name="P40"><text:span text:style-name="T5">Georgia Institute of Technology – </text:span><text:span text:style-name="T10">Atlanta</text:span><text:span text:style-name="T5">, </text:span><text:span text:style-name="T6">Georgia</text:span></text:p>
      <text:p text:style-name="P42"><text:span text:style-name="T42">Professional</text:span><text:span text:style-name="T40"> Certificate (edX), </text:span><text:span text:style-name="T42">Introduction to Python Programming</text:span><text:span text:style-name="T40"> – (</text:span><text:span text:style-name="T41">I</text:span><text:span text:style-name="T43">n Progress</text:span><text:span text:style-name="T40">)</text:span></text:p>
      <text:p text:style-name="P39"/>
      <text:p text:style-name="P23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4">Bachelor of Science</text:span></text:a><text:span text:style-name="T34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4">Undergraduate Certificate</text:span></text:a><text:span text:style-name="T34">, Unix System Administration – (2013)</text:span></text:p>
      <text:p text:style-name="P15"/>
      <text:p text:style-name="P23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4">Diploma</text:span></text:a><text:span text:style-name="T34">, Entrepreneurship Boot-camp for Veterans with Disabilities – (2013)</text:span></text:p>
      <text:p text:style-name="P15"/>
      <text:p text:style-name="P23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38">Diploma</text:span></text:a><text:span text:style-name="T39">, Basic Public Affairs Specialist, Writer – (2004)</text:span></text:p>
      <text:p text:style-name="P9"/>
      <text:p text:style-name="P31">Research Interests</text:p>
      <text:p text:style-name="P33"/>
      <text:p text:style-name="P11">Cybersecurity, Privacy &amp; Information Assurance</text:p>
      <text:p text:style-name="P11">Distributed, Parallel, and Cluster Computing</text:p>
      <text:p text:style-name="P11">Quantum Computing</text:p>
      <text:p text:style-name="P11">Software Engineering</text:p>
      <text:p text:style-name="P31"/>
      <text:p text:style-name="P31">Work Experience</text:p>
      <text:p text:style-name="P33"/>
      <text:p text:style-name="P24"><text:span text:style-name="T49">Owner \ </text:span><text:span text:style-name="T52">Cybers</text:span><text:span text:style-name="T24">ecurity Consultant</text:span> (Remote)</text:p>
      <text:p text:style-name="P25"><text:span text:style-name="T24">Tmutla</text:span> – <text:span text:style-name="T24">Grand Island</text:span>, Nebraska (20<text:span text:style-name="T24">21</text:span>- Present)</text:p>
      <text:p text:style-name="P27"/>
      <text:p text:style-name="P20"><text:soft-page-break/>Senior Software Developer (Remote)</text:p>
      <text:p text:style-name="P11">Reinke Manufacturing – Deshler, Nebraska (2015-<text:span text:style-name="T27">2021</text:span>)</text:p>
      <text:p text:style-name="P11"/>
      <text:p text:style-name="P20">Software Developer (Remote)</text:p>
      <text:p text:style-name="P11">Alpine Testing – Orem, Utah (2014-2015)</text:p>
      <text:p text:style-name="P9"/>
      <text:p text:style-name="P31">Volunteer Experience</text:p>
      <text:p text:style-name="P31"/>
      <text:p text:style-name="P16"><text:span text:style-name="T9">Room Watcher – </text:span><text:span text:style-name="T18">National </text:span><text:span text:style-name="T13">Collegiate Penetration Testing Competition</text:span><text:span text:style-name="T18"> (2021)</text:span><text:span text:style-name="T5"><text:line-break/>Mentor</text:span> / <text:span text:style-name="T5">Developer</text:span> / <text:span text:style-name="T5">Writer – </text:span>Operation Code (2015 – 2019)</text:p>
      <text:p text:style-name="P11"><text:span text:style-name="T5">Usher – </text:span>Washington Jewish Music Festival (2008)</text:p>
      <text:p text:style-name="P31"/>
      <text:p text:style-name="P31">Grants, Scholarships, and Awards</text:p>
      <text:p text:style-name="P31"/>
      <text:p text:style-name="P11">President's Grant, UMUC (2012)</text:p>
      <text:p text:style-name="P31"/>
      <text:p text:style-name="P31">Memberships</text:p>
      <text:p text:style-name="P9"/>
      <text:p text:style-name="P11">American Physical Society <text:span text:style-name="T30">(APS)</text:span></text:p>
      <text:p text:style-name="P11">Association for Computing Machinery <text:span text:style-name="T30">(ACM)</text:span></text:p>
      <text:p text:style-name="P11">Autism Society of Nebraska <text:span text:style-name="T30">(ASN)</text:span><text:line-break/><text:span text:style-name="T28">DEFCON 402 </text:span><text:span text:style-name="T30">(DC402)</text:span></text:p>
      <text:p text:style-name="P19">DEFCON 256 (DC256)</text:p>
      <text:p text:style-name="P17"><text:span text:style-name="T30">International Information Systems Security Certification Consortium </text:span>(ISC)<text:span text:style-name="T29">2</text:span><text:line-break/>Open Web Applications Security Project <text:span text:style-name="T30">(OWASP)</text:span></text:p>
      <text:p text:style-name="P17">R<text:span text:style-name="T30">ochester Institute of Technology Security Club (RITSecClub)</text:span></text:p>
      <text:p text:style-name="P17">Security Practices and Research Scholar's Association <text:span text:style-name="T30">(SPARSA)</text:span></text:p>
      <text:p text:style-name="P26"/>
      <text:p text:style-name="P31">Industry Certifications</text:p>
      <text:p text:style-name="P33"/>
      <text:p text:style-name="P20">Cisco</text:p>
      <text:p text:style-name="P11">Cisco Certified Network Associate (2001)</text:p>
      <text:p text:style-name="P33"/>
      <text:p text:style-name="P34">CompTIA</text:p>
      <text:p text:style-name="P9">A+ (2001)</text:p>
      <text:p text:style-name="P11">Network+ (2001)</text:p>
      <text:p text:style-name="P34"/>
      <text:p text:style-name="P35">(ISC)<text:span text:style-name="T29">2</text:span></text:p>
      <text:p text:style-name="P28">Systems Security Certified Practitioner (2021)</text:p>
      <text:p text:style-name="P34"/>
      <text:p text:style-name="P34">Microsoft</text:p>
      <text:p text:style-name="P11">Microsoft Specialist: Programming in C# (2016)</text:p>
      <text:p text:style-name="P11">MCSA: Windows Server 2008 (2012)</text:p>
      <text:p text:style-name="P11">MCITP: Server Administrator on Windows Server 2008 (2012)</text:p>
      <text:p text:style-name="P11">MCTS: Windows Server 2008, Network Infrastructure, Configuration (2011)</text:p>
      <text:p text:style-name="P11">MCTS: Windows Server 2008 Active Directory, Configuration (2010)</text:p>
      <text:p text:style-name="P11">Microsoft Certified Professional (2010)</text:p>
      <text:p text:style-name="P33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>Clinics Attended</text:p>
      <text:p text:style-name="P31"/>
      <text:p text:style-name="P32"><text:span text:style-name="T51">Red Team Getting Access – <text:s/></text:span><text:a xlink:type="simple" xlink:href="https://www.blackhillsinfosec.com/" text:style-name="Internet_20_link" text:visited-style-name="Visited_20_Internet_20_Link"><text:span text:style-name="T26">Black Hills Information Security</text:span></text:a><text:span text:style-name="T51"> – <text:s/>Spearfish, South Dakota (2021)</text:span></text:p>
      <text:p text:style-name="P32"><text:span text:style-name="T51">Web Application Hacking – </text:span><text:a xlink:type="simple" xlink:href="https://trustfoundry.net/" text:style-name="Internet_20_link" text:visited-style-name="Visited_20_Internet_20_Link">Trust Foundry</text:a><text:span text:style-name="T51"> – Omaha, Nebraska (2020)</text:span></text:p>
      <text:p text:style-name="Standard"><text:span text:style-name="T34">Software Design and Development Clinic – <text:s/></text:span><text:a xlink:type="simple" xlink:href="http://dontpaniclabs.com/education/" office:target-frame-name="_top" xlink:show="replace" text:style-name="Internet_20_link" text:visited-style-name="Visited_20_Internet_20_Link"><text:span text:style-name="T34">Don’t Panic Labs</text:span></text:a><text:span text:style-name="T34"> – <text:s/>Lincoln, Nebraska (2018)<text:line-break/></text:span><text:span text:style-name="T36">Unix Systems Administration </text:span><text:span text:style-name="T37">Course – </text:span><text:a xlink:type="simple" xlink:href="https://www.lockheedmartin.com/" text:style-name="Internet_20_link" text:visited-style-name="Visited_20_Internet_20_Link"><text:span text:style-name="T36">Lockheed Martin</text:span></text:a><text:span text:style-name="T36"> – Houston, Texas (2001)</text:span></text:p>
      <text:p text:style-name="P31"/>
      <text:p text:style-name="P31">Conferences Attended</text:p>
      <text:p text:style-name="P31"/>
      <text:p text:style-name="P37"><text:span text:style-name="T31">AppSec California – </text:span><text:a xlink:type="simple" xlink:href="https://www.owasp.org/" office:target-frame-name="_top" xlink:show="replace" text:style-name="Internet_20_link" text:visited-style-name="Visited_20_Internet_20_Link"><text:span text:style-name="T25">OWASP</text:span></text:a><text:span text:style-name="T31"> – Santa Monica, C</text:span><text:span text:style-name="T44">A</text:span><text:span text:style-name="T31"> (2019)</text:span></text:p>
      <text:p text:style-name="P37"><text:span text:style-name="T48">BSidesROC – Rochester, NY (2021)</text:span><text:span text:style-name="T31"><text:line-break/></text:span><text:span text:style-name="T45">BSidesHSV – Huntsville, AL (2021)</text:span></text:p>
      <text:p text:style-name="P36"><text:span text:style-name="T45">D</text:span><text:span text:style-name="T31">EFCON (28)</text:span></text:p>
      <text:p text:style-name="Standard"><text:span text:style-name="T31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5">AIM</text:span></text:a><text:span text:style-name="T31"> – La Vista, N</text:span><text:span text:style-name="T44">E</text:span><text:span text:style-name="T31"> (2015 – 2017)<text:line-break/>KernelCon – </text:span><text:a xlink:type="simple" xlink:href="https://2019.kernelcon.org/about" text:style-name="Internet_20_link" text:visited-style-name="Visited_20_Internet_20_Link"><text:span text:style-name="T25">DC402, NebraskaCert, OWASP</text:span></text:a><text:span text:style-name="T31">, Omaha, N</text:span><text:span text:style-name="T44">E</text:span><text:span text:style-name="T31"> (2019 – 2020)</text:span></text:p>
      <text:p text:style-name="P7"><text:span text:style-name="T31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5">Mars Society</text:span></text:a><text:span text:style-name="T31"> – Boulder, C</text:span><text:span text:style-name="T44">O</text:span><text:span text:style-name="T31"> (2013)<text:line-break/>Nebraska.Code</text:span><text:span text:style-name="T44">()</text:span><text:span text:style-name="T31"> – </text:span><text:a xlink:type="simple" xlink:href="https://www.amegala.com/" text:style-name="Internet_20_link" text:visited-style-name="Visited_20_Internet_20_Link"><text:span text:style-name="T25">Amegala</text:span></text:a><text:span text:style-name="T31"> – Lincoln, N</text:span><text:span text:style-name="T44">E</text:span><text:span text:style-name="T31"> (2019)</text:span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8"><text:span text:style-name="T46">“</text:span><text:span text:style-name="T48">Peeking into .NET Applications” – DC256 Meeting (April 2021)<text:line-break/>“Hacking .NET Applications” – RITSec Meeting (Dec 2020)</text:span></text:p>
      <text:p text:style-name="P8"><text:a xlink:type="simple" xlink:href="https://www.amegala.com/" text:style-name="Internet_20_link" text:visited-style-name="Visited_20_Internet_20_Link"><text:span text:style-name="T46">“Peek</text:span></text:a><text:a xlink:type="simple" xlink:href="https://www.amegala.com/" text:style-name="Internet_20_link" text:visited-style-name="Visited_20_Internet_20_Link"><text:span text:style-name="T47">ing</text:span></text:a><text:a xlink:type="simple" xlink:href="https://www.amegala.com/" text:style-name="Internet_20_link" text:visited-style-name="Visited_20_Internet_20_Link"><text:span text:style-name="T46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title>Clark, Aaron K. - CV</dc:title>
    <meta:editing-cycles>268</meta:editing-cycles>
    <meta:editing-duration>PT15H51M3S</meta:editing-duration>
    <dc:date>2021-05-07T03:11:56.569000000</dc:date>
    <meta:document-statistic meta:table-count="0" meta:image-count="0" meta:object-count="0" meta:page-count="3" meta:paragraph-count="90" meta:word-count="543" meta:character-count="4302" meta:non-whitespace-character-count="3792"/>
    <meta:template xlink:type="simple" xlink:actuate="onRequest" xlink:title="" xlink:href="Normal"/>
  </office:meta>
</office:document-meta>
</file>